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. H. May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5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Asheville</text:p>
      <text:p text:style-name="P5">State<text:tab/><text:tab/><text:tab/><text:tab/><text:tab/><text:tab/>NC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OFFICE OF/</text:p>
      <text:p text:style-name="P2">G. H. MAYER,/</text:p>
      <text:p text:style-name="P2">Consulting Optician,/</text:p>
      <text:p text:style-name="P2">61 SOUTH MAIN STREET./</text:p>
      <text:p text:style-name="P3">Asheville, N. C., January 5th 1892/</text:p>
      <text:p text:style-name="P2">Dr. S. Morais/</text:p>
      <text:p text:style-name="P2"><text:tab/>Dear Sir./</text:p>
      <text:p text:style-name="P2"><text:tab/><text:tab/>I am pleased even at this late/ date to receive your letter and I regret/ that it was impossible for me to receive/ it earlier. <text:s/>I had read of your illness/ in the Jewish papers and it afforded/ me pleasure to hear of your recovery./ <text:s/>I had thought there was some tradition/ of the remnants who were carried away/ to Assyria. <text:s/>There being no books of any/ value here, I was compelled to trust to/ my defective memory. <text:s/>The copy of my/ address, somewhat reduced, you will receive/ very shortly. <text:s/>At this moment I am rewriting/</text:p>
      <text:p text:style-name="P2"><text:soft-page-break/></text:p>
      <text:p text:style-name="P2">[Page 2]</text:p>
      <text:p text:style-name="P2"><text:span text:style-name="T2">my address</text:span> it with the after remarks for/ a magazine, will send you a copy when/ published. <text:s/>Thanking you again for/ your kindness I remain/ very sincerely yours./ G. H. May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15:31.78</meta:creation-date>
    <meta:document-statistic meta:table-count="0" meta:image-count="0" meta:object-count="0" meta:page-count="3" meta:paragraph-count="71" meta:word-count="318" meta:character-count="2106"/>
    <dc:date>2011-11-30T15:19:51.08</dc:date>
    <dc:creator>Penn Libraries</dc:creator>
    <meta:editing-duration>PT00H04M19S</meta:editing-duration>
    <meta:editing-cycles>1</meta:editing-cycles>
    <meta:generator>OpenOffice.org/3.2$Win32 OpenOffice.org_project/320m12$Build-9483</meta:generator>
  </office:meta>
</office:document-meta>
</file>